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51cm"/>
    </style:style>
    <style:style style:family="table-column" style:name="co2">
      <style:table-column-properties fo:break-before="auto" style:column-width="6.461cm"/>
    </style:style>
    <style:style style:family="table-column" style:name="co3">
      <style:table-column-properties fo:break-before="auto" style:column-width="1.734cm"/>
    </style:style>
    <style:style style:family="table-column" style:name="co4">
      <style:table-column-properties fo:break-before="auto" style:column-width="0.727cm"/>
    </style:style>
    <style:style style:family="table-column" style:name="co5">
      <style:table-column-properties fo:break-before="auto" style:column-width="1.706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Tabel_20_14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wrap" style:direction="ltr" fo:border-top="none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9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">
      <style:table-cell-properties style:glyph-orientation-vertical="0" fo:padding="0.071cm" fo:border-left="none" style:diagonal-bl-tr="none" style:text-align-source="value-type" fo:wrap-option="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1">
      <style:table-cell-properties style:glyph-orientation-vertical="0" fo:padding="0.071cm" fo:border-left="none" style:diagonal-bl-tr="none" style:text-align-source="value-type" fo:wrap-option="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6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3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2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3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4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 table:number-columns-repeated="30"/>
        <table:table-column table:style-name="co6" table:default-cell-style-name="Default" table:number-columns-repeated="990"/>
        <table:table-row table:style-name="ro1">
          <table:table-cell ns41:value-type="string" table:style-name="TL Title" office:value-type="string">
            <text:p>Tabel 14. Beroepsbevolking (werkenden en tijdelijk niet-werkenden afzonderlijk) naar bedrijfsklasse en geslacht</text:p>
          </table:table-cell>
          <table:table-cell table:style-name="ce10" table:number-columns-repeated="32"/>
          <table:table-cell table:style-name="ce42"/>
          <table:table-cell table:style-name="ce2" table:number-columns-repeated="990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3" table:style-name="TL RowProperty" table:number-columns-spanned="3" office:value-type="string">
            <text:p>Bedrijfsklasse</text:p>
          </table:table-cell>
          <table:covered-table-cell table:style-name="ce11"/>
          <table:covered-table-cell table:style-name="ce19"/>
          <table:table-cell table:style-name="ce2"/>
          <table:table-cell ns41:value-type="string" table:number-rows-spanned="2" table:style-name="TL ColHeader" table:number-columns-spanned="2" office:value-type="string">
            <text:p>Groningen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Friesland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Drenthe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Overijssel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Gelderland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Utrecht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Noordholland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Zuidholland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Zeeland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Noordbrabant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Limburg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Amsterdam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Rotterdam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s Gravenhage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Utrecht</text:p>
          </table:table-cell>
          <table:covered-table-cell table:style-name="ce41"/>
          <table:table-cell table:style-name="ce2" table:number-columns-repeated="990"/>
        </table:table-row>
        <table:table-row table:style-name="ro2">
          <table:covered-table-cell table:style-name="ce4"/>
          <table:covered-table-cell table:style-name="ce12"/>
          <table:covered-table-cell table:style-name="ce20"/>
          <table:table-cell table:style-name="ce2"/>
          <table:covered-table-cell table:style-name="ce26"/>
          <table:covered-table-cell table:style-name="TL ColHeader" table:number-columns-repeated="28"/>
          <table:covered-table-cell table:style-name="ce43"/>
          <table:table-cell table:style-name="ce2" table:number-columns-repeated="990"/>
        </table:table-row>
        <table:table-row table:style-name="ro1">
          <table:covered-table-cell table:style-name="ce5"/>
          <table:covered-table-cell table:style-name="ce13"/>
          <table:covered-table-cell table:style-name="ce21"/>
          <table:table-cell table:style-name="ce2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table:style-name="ce2" table:number-columns-repeated="990"/>
        </table:table-row>
        <table:table-row table:style-name="ro1">
          <table:table-cell/>
          <table:table-cell table:style-name="ce14" table:number-columns-repeated="2"/>
          <table:table-cell/>
          <table:table-cell table:style-name="ce28" table:number-columns-repeated="30"/>
          <table:table-cell table:number-columns-repeated="990"/>
        </table:table-row>
        <table:table-row table:style-name="ro3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Aardewerk, glas, enz.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1892" office:value-type="float">
            <text:p>189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031" office:value-type="float">
            <text:p>903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640" office:value-type="float">
            <text:p>164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869" office:value-type="float">
            <text:p>186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8547" office:value-type="float">
            <text:p>8547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08" office:value-type="float">
            <text:p>340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864" office:value-type="float">
            <text:p>6864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Diamantnijverheid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58" office:value-type="float">
            <text:p>135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Graf. Nijverheid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413" office:value-type="float">
            <text:p>2413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099" office:value-type="float">
            <text:p>209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8636" office:value-type="float">
            <text:p>8636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8279" office:value-type="float">
            <text:p>8279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60" office:value-type="float">
            <text:p>2360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883" office:value-type="float">
            <text:p>4883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2532" office:value-type="float">
            <text:p>2532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2691" office:value-type="float">
            <text:p>2691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Bouwnijverheid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10275" office:value-type="float">
            <text:p>1027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062" office:value-type="float">
            <text:p>1106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492" office:value-type="float">
            <text:p>549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542" office:value-type="float">
            <text:p>1554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9393" office:value-type="float">
            <text:p>29393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4064" office:value-type="float">
            <text:p>1406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43963" office:value-type="float">
            <text:p>43963</text:p>
          </table:table-cell>
          <table:table-cell ns41:value-type="float" table:style-name="TL Data" office:value="1531" office:value-type="float">
            <text:p>1531</text:p>
          </table:table-cell>
          <table:table-cell ns41:value-type="float" table:style-name="TL Data" office:value="61238" office:value-type="float">
            <text:p>61238</text:p>
          </table:table-cell>
          <table:table-cell ns41:value-type="float" table:style-name="TL Data" office:value="1664" office:value-type="float">
            <text:p>1664</text:p>
          </table:table-cell>
          <table:table-cell ns41:value-type="float" table:style-name="TL Data" office:value="8625" office:value-type="float">
            <text:p>862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0509" office:value-type="float">
            <text:p>3050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6149" office:value-type="float">
            <text:p>16149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8588" office:value-type="float">
            <text:p>18588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9238" office:value-type="float">
            <text:p>19238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13174" office:value-type="float">
            <text:p>13174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5282" office:value-type="float">
            <text:p>5282</text:p>
          </table:table-cell>
          <table:table-cell ns41:value-type="float" table:style-name="TL Data" office:value="153" office:value-type="float">
            <text:p>15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Chem. Nijverheid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485" office:value-type="float">
            <text:p>1485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2105" office:value-type="float">
            <text:p>2105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2063" office:value-type="float">
            <text:p>2063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8536" office:value-type="float">
            <text:p>8536</text:p>
          </table:table-cell>
          <table:table-cell ns41:value-type="float" table:style-name="TL Data" office:value="3156" office:value-type="float">
            <text:p>3156</text:p>
          </table:table-cell>
          <table:table-cell ns41:value-type="float" table:style-name="TL Data" office:value="9340" office:value-type="float">
            <text:p>9340</text:p>
          </table:table-cell>
          <table:table-cell ns41:value-type="float" table:style-name="TL Data" office:value="2645" office:value-type="float">
            <text:p>2645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884" office:value-type="float">
            <text:p>2884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3426" office:value-type="float">
            <text:p>3426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879" office:value-type="float">
            <text:p>3879</text:p>
          </table:table-cell>
          <table:table-cell ns41:value-type="float" table:style-name="TL Data" office:value="1883" office:value-type="float">
            <text:p>1883</text:p>
          </table:table-cell>
          <table:table-cell ns41:value-type="float" table:style-name="TL Data" office:value="3059" office:value-type="float">
            <text:p>3059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263" office:value-type="float">
            <text:p>26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Hout, kurk, stro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2591" office:value-type="float">
            <text:p>259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634" office:value-type="float">
            <text:p>263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877" office:value-type="float">
            <text:p>387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390" office:value-type="float">
            <text:p>839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140" office:value-type="float">
            <text:p>314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711" office:value-type="float">
            <text:p>10711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6867" office:value-type="float">
            <text:p>16867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134" office:value-type="float">
            <text:p>8134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207" office:value-type="float">
            <text:p>320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125" office:value-type="float">
            <text:p>5125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5117" office:value-type="float">
            <text:p>511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090" office:value-type="float">
            <text:p>309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Kleding, reiniging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3768" office:value-type="float">
            <text:p>3768</text:p>
          </table:table-cell>
          <table:table-cell ns41:value-type="float" table:style-name="TL Data" office:value="4230" office:value-type="float">
            <text:p>4230</text:p>
          </table:table-cell>
          <table:table-cell ns41:value-type="float" table:style-name="TL Data" office:value="2033" office:value-type="float">
            <text:p>2033</text:p>
          </table:table-cell>
          <table:table-cell ns41:value-type="float" table:style-name="TL Data" office:value="2263" office:value-type="float">
            <text:p>2263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1608" office:value-type="float">
            <text:p>1608</text:p>
          </table:table-cell>
          <table:table-cell ns41:value-type="float" table:style-name="TL Data" office:value="4827" office:value-type="float">
            <text:p>4827</text:p>
          </table:table-cell>
          <table:table-cell ns41:value-type="float" table:style-name="TL Data" office:value="8784" office:value-type="float">
            <text:p>8784</text:p>
          </table:table-cell>
          <table:table-cell ns41:value-type="float" table:style-name="TL Data" office:value="5813" office:value-type="float">
            <text:p>5813</text:p>
          </table:table-cell>
          <table:table-cell ns41:value-type="float" table:style-name="TL Data" office:value="8001" office:value-type="float">
            <text:p>8001</text:p>
          </table:table-cell>
          <table:table-cell ns41:value-type="float" table:style-name="TL Data" office:value="3291" office:value-type="float">
            <text:p>3291</text:p>
          </table:table-cell>
          <table:table-cell ns41:value-type="float" table:style-name="TL Data" office:value="4617" office:value-type="float">
            <text:p>4617</text:p>
          </table:table-cell>
          <table:table-cell ns41:value-type="float" table:style-name="TL Data" office:value="14950" office:value-type="float">
            <text:p>14950</text:p>
          </table:table-cell>
          <table:table-cell ns41:value-type="float" table:style-name="TL Data" office:value="27542" office:value-type="float">
            <text:p>27542</text:p>
          </table:table-cell>
          <table:table-cell ns41:value-type="float" table:style-name="TL Data" office:value="13612" office:value-type="float">
            <text:p>13612</text:p>
          </table:table-cell>
          <table:table-cell ns41:value-type="float" table:style-name="TL Data" office:value="21541" office:value-type="float">
            <text:p>21541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5587" office:value-type="float">
            <text:p>5587</text:p>
          </table:table-cell>
          <table:table-cell ns41:value-type="float" table:style-name="TL Data" office:value="9181" office:value-type="float">
            <text:p>9181</text:p>
          </table:table-cell>
          <table:table-cell ns41:value-type="float" table:style-name="TL Data" office:value="3765" office:value-type="float">
            <text:p>3765</text:p>
          </table:table-cell>
          <table:table-cell ns41:value-type="float" table:style-name="TL Data" office:value="6398" office:value-type="float">
            <text:p>6398</text:p>
          </table:table-cell>
          <table:table-cell ns41:value-type="float" table:style-name="TL Data" office:value="9069" office:value-type="float">
            <text:p>9069</text:p>
          </table:table-cell>
          <table:table-cell ns41:value-type="float" table:style-name="TL Data" office:value="18158" office:value-type="float">
            <text:p>18158</text:p>
          </table:table-cell>
          <table:table-cell ns41:value-type="float" table:style-name="TL Data" office:value="4597" office:value-type="float">
            <text:p>4597</text:p>
          </table:table-cell>
          <table:table-cell ns41:value-type="float" table:style-name="TL Data" office:value="7388" office:value-type="float">
            <text:p>7388</text:p>
          </table:table-cell>
          <table:table-cell ns41:value-type="float" table:style-name="TL Data" office:value="3956" office:value-type="float">
            <text:p>3956</text:p>
          </table:table-cell>
          <table:table-cell ns41:value-type="float" table:style-name="TL Data" office:value="6099" office:value-type="float">
            <text:p>6099</text:p>
          </table:table-cell>
          <table:table-cell ns41:value-type="float" table:style-name="TL Data" office:value="1507" office:value-type="float">
            <text:p>1507</text:p>
          </table:table-cell>
          <table:table-cell ns41:value-type="float" table:style-name="TL Data" office:value="1937" office:value-type="float">
            <text:p>193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Kunstnijverheid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Leder, wasdoek, rubber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1252" office:value-type="float">
            <text:p>125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56" office:value-type="float">
            <text:p>205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6670" office:value-type="float">
            <text:p>6670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7041" office:value-type="float">
            <text:p>7041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6786" office:value-type="float">
            <text:p>6786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025" office:value-type="float">
            <text:p>16025</text:p>
          </table:table-cell>
          <table:table-cell ns41:value-type="float" table:style-name="TL Data" office:value="2970" office:value-type="float">
            <text:p>2970</text:p>
          </table:table-cell>
          <table:table-cell ns41:value-type="float" table:style-name="TL Data" office:value="2845" office:value-type="float">
            <text:p>2845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429" office:value-type="float">
            <text:p>3429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1546" office:value-type="float">
            <text:p>154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275" office:value-type="float">
            <text:p>227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Mijnbouw, enz.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27" office:value-type="float">
            <text:p>6427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772" office:value-type="float">
            <text:p>177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944" office:value-type="float">
            <text:p>39944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Metaalnijverheid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10683" office:value-type="float">
            <text:p>1068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7791" office:value-type="float">
            <text:p>779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965" office:value-type="float">
            <text:p>396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8988" office:value-type="float">
            <text:p>18988</text:p>
          </table:table-cell>
          <table:table-cell ns41:value-type="float" table:style-name="TL Data" office:value="1186" office:value-type="float">
            <text:p>1186</text:p>
          </table:table-cell>
          <table:table-cell ns41:value-type="float" table:style-name="TL Data" office:value="27956" office:value-type="float">
            <text:p>27956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23184" office:value-type="float">
            <text:p>23184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70764" office:value-type="float">
            <text:p>70764</text:p>
          </table:table-cell>
          <table:table-cell ns41:value-type="float" table:style-name="TL Data" office:value="2276" office:value-type="float">
            <text:p>2276</text:p>
          </table:table-cell>
          <table:table-cell ns41:value-type="float" table:style-name="TL Data" office:value="96188" office:value-type="float">
            <text:p>96188</text:p>
          </table:table-cell>
          <table:table-cell ns41:value-type="float" table:style-name="TL Data" office:value="3085" office:value-type="float">
            <text:p>3085</text:p>
          </table:table-cell>
          <table:table-cell ns41:value-type="float" table:style-name="TL Data" office:value="6842" office:value-type="float">
            <text:p>684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1111" office:value-type="float">
            <text:p>41111</text:p>
          </table:table-cell>
          <table:table-cell ns41:value-type="float" table:style-name="TL Data" office:value="3337" office:value-type="float">
            <text:p>3337</text:p>
          </table:table-cell>
          <table:table-cell ns41:value-type="float" table:style-name="TL Data" office:value="12233" office:value-type="float">
            <text:p>12233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36667" office:value-type="float">
            <text:p>36667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32542" office:value-type="float">
            <text:p>32542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14570" office:value-type="float">
            <text:p>14570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9387" office:value-type="float">
            <text:p>9387</text:p>
          </table:table-cell>
          <table:table-cell ns41:value-type="float" table:style-name="TL Data" office:value="555" office:value-type="float">
            <text:p>55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Papiernijverheid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3800" office:value-type="float">
            <text:p>380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4158" office:value-type="float">
            <text:p>4158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4796" office:value-type="float">
            <text:p>4796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2489" office:value-type="float">
            <text:p>2489</text:p>
          </table:table-cell>
          <table:table-cell ns41:value-type="float" table:style-name="TL Data" office:value="1389" office:value-type="float">
            <text:p>138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187" office:value-type="float">
            <text:p>2187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47" office:value-type="float">
            <text:p>14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Textielnijverheid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3610" office:value-type="float">
            <text:p>23610</text:p>
          </table:table-cell>
          <table:table-cell ns41:value-type="float" table:style-name="TL Data" office:value="7946" office:value-type="float">
            <text:p>7946</text:p>
          </table:table-cell>
          <table:table-cell ns41:value-type="float" table:style-name="TL Data" office:value="9206" office:value-type="float">
            <text:p>9206</text:p>
          </table:table-cell>
          <table:table-cell ns41:value-type="float" table:style-name="TL Data" office:value="2603" office:value-type="float">
            <text:p>2603</text:p>
          </table:table-cell>
          <table:table-cell ns41:value-type="float" table:style-name="TL Data" office:value="1478" office:value-type="float">
            <text:p>1478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2287" office:value-type="float">
            <text:p>2287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4138" office:value-type="float">
            <text:p>4138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8767" office:value-type="float">
            <text:p>18767</text:p>
          </table:table-cell>
          <table:table-cell ns41:value-type="float" table:style-name="TL Data" office:value="6175" office:value-type="float">
            <text:p>6175</text:p>
          </table:table-cell>
          <table:table-cell ns41:value-type="float" table:style-name="TL Data" office:value="1491" office:value-type="float">
            <text:p>1491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6" office:value-type="float">
            <text:p>7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Gas, electr., waterl.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852" office:value-type="float">
            <text:p>285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90" office:value-type="float">
            <text:p>159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578" office:value-type="float">
            <text:p>6578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8017" office:value-type="float">
            <text:p>8017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468" office:value-type="float">
            <text:p>246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498" office:value-type="float">
            <text:p>249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187" office:value-type="float">
            <text:p>318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852" office:value-type="float">
            <text:p>285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143" office:value-type="float">
            <text:p>214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Voed.-, genotmiddelen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8795" office:value-type="float">
            <text:p>8795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0660" office:value-type="float">
            <text:p>10660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501" office:value-type="float">
            <text:p>450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0558" office:value-type="float">
            <text:p>10558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15241" office:value-type="float">
            <text:p>15241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8587" office:value-type="float">
            <text:p>8587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29185" office:value-type="float">
            <text:p>29185</text:p>
          </table:table-cell>
          <table:table-cell ns41:value-type="float" table:style-name="TL Data" office:value="4018" office:value-type="float">
            <text:p>4018</text:p>
          </table:table-cell>
          <table:table-cell ns41:value-type="float" table:style-name="TL Data" office:value="35276" office:value-type="float">
            <text:p>35276</text:p>
          </table:table-cell>
          <table:table-cell ns41:value-type="float" table:style-name="TL Data" office:value="5957" office:value-type="float">
            <text:p>5957</text:p>
          </table:table-cell>
          <table:table-cell ns41:value-type="float" table:style-name="TL Data" office:value="3397" office:value-type="float">
            <text:p>339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3417" office:value-type="float">
            <text:p>23417</text:p>
          </table:table-cell>
          <table:table-cell ns41:value-type="float" table:style-name="TL Data" office:value="3396" office:value-type="float">
            <text:p>3396</text:p>
          </table:table-cell>
          <table:table-cell ns41:value-type="float" table:style-name="TL Data" office:value="7203" office:value-type="float">
            <text:p>7203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11245" office:value-type="float">
            <text:p>11245</text:p>
          </table:table-cell>
          <table:table-cell ns41:value-type="float" table:style-name="TL Data" office:value="2383" office:value-type="float">
            <text:p>2383</text:p>
          </table:table-cell>
          <table:table-cell ns41:value-type="float" table:style-name="TL Data" office:value="10815" office:value-type="float">
            <text:p>10815</text:p>
          </table:table-cell>
          <table:table-cell ns41:value-type="float" table:style-name="TL Data" office:value="3092" office:value-type="float">
            <text:p>3092</text:p>
          </table:table-cell>
          <table:table-cell ns41:value-type="float" table:style-name="TL Data" office:value="6288" office:value-type="float">
            <text:p>6288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2479" office:value-type="float">
            <text:p>2479</text:p>
          </table:table-cell>
          <table:table-cell ns41:value-type="float" table:style-name="TL Data" office:value="379" office:value-type="float">
            <text:p>379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Totaal nijverheid</text:p>
          </table:table-cell>
          <table:table-cell ns41:value-type="string" table:style-name="TL RowHeader" office:value-type="string">
            <text:p>01 t/m 17</text:p>
          </table:table-cell>
          <table:table-cell/>
          <table:table-cell ns41:value-type="float" table:style-name="TL Data" office:value="47300" office:value-type="float">
            <text:p>47300</text:p>
          </table:table-cell>
          <table:table-cell ns41:value-type="float" table:style-name="TL Data" office:value="6899" office:value-type="float">
            <text:p>6899</text:p>
          </table:table-cell>
          <table:table-cell ns41:value-type="float" table:style-name="TL Data" office:value="39582" office:value-type="float">
            <text:p>39582</text:p>
          </table:table-cell>
          <table:table-cell ns41:value-type="float" table:style-name="TL Data" office:value="3394" office:value-type="float">
            <text:p>3394</text:p>
          </table:table-cell>
          <table:table-cell ns41:value-type="float" table:style-name="TL Data" office:value="25329" office:value-type="float">
            <text:p>25329</text:p>
          </table:table-cell>
          <table:table-cell ns41:value-type="float" table:style-name="TL Data" office:value="3204" office:value-type="float">
            <text:p>3204</text:p>
          </table:table-cell>
          <table:table-cell ns41:value-type="float" table:style-name="TL Data" office:value="87619" office:value-type="float">
            <text:p>87619</text:p>
          </table:table-cell>
          <table:table-cell ns41:value-type="float" table:style-name="TL Data" office:value="19793" office:value-type="float">
            <text:p>19793</text:p>
          </table:table-cell>
          <table:table-cell ns41:value-type="float" table:style-name="TL Data" office:value="123756" office:value-type="float">
            <text:p>123756</text:p>
          </table:table-cell>
          <table:table-cell ns41:value-type="float" table:style-name="TL Data" office:value="16506" office:value-type="float">
            <text:p>16506</text:p>
          </table:table-cell>
          <table:table-cell ns41:value-type="float" table:style-name="TL Data" office:value="64137" office:value-type="float">
            <text:p>64137</text:p>
          </table:table-cell>
          <table:table-cell ns41:value-type="float" table:style-name="TL Data" office:value="9003" office:value-type="float">
            <text:p>9003</text:p>
          </table:table-cell>
          <table:table-cell ns41:value-type="float" table:style-name="TL Data" office:value="211768" office:value-type="float">
            <text:p>211768</text:p>
          </table:table-cell>
          <table:table-cell ns41:value-type="float" table:style-name="TL Data" office:value="44092" office:value-type="float">
            <text:p>44092</text:p>
          </table:table-cell>
          <table:table-cell ns41:value-type="float" table:style-name="TL Data" office:value="271991" office:value-type="float">
            <text:p>271991</text:p>
          </table:table-cell>
          <table:table-cell ns41:value-type="float" table:style-name="TL Data" office:value="40483" office:value-type="float">
            <text:p>40483</text:p>
          </table:table-cell>
          <table:table-cell ns41:value-type="float" table:style-name="TL Data" office:value="24934" office:value-type="float">
            <text:p>24934</text:p>
          </table:table-cell>
          <table:table-cell ns41:value-type="float" table:style-name="TL Data" office:value="2272" office:value-type="float">
            <text:p>2272</text:p>
          </table:table-cell>
          <table:table-cell ns41:value-type="float" table:style-name="TL Data" office:value="156488" office:value-type="float">
            <text:p>156488</text:p>
          </table:table-cell>
          <table:table-cell ns41:value-type="float" table:style-name="TL Data" office:value="27505" office:value-type="float">
            <text:p>27505</text:p>
          </table:table-cell>
          <table:table-cell ns41:value-type="float" table:style-name="TL Data" office:value="102012" office:value-type="float">
            <text:p>102012</text:p>
          </table:table-cell>
          <table:table-cell ns41:value-type="float" table:style-name="TL Data" office:value="11262" office:value-type="float">
            <text:p>11262</text:p>
          </table:table-cell>
          <table:table-cell ns41:value-type="float" table:style-name="TL Data" office:value="101655" office:value-type="float">
            <text:p>101655</text:p>
          </table:table-cell>
          <table:table-cell ns41:value-type="float" table:style-name="TL Data" office:value="28174" office:value-type="float">
            <text:p>28174</text:p>
          </table:table-cell>
          <table:table-cell ns41:value-type="float" table:style-name="TL Data" office:value="84339" office:value-type="float">
            <text:p>84339</text:p>
          </table:table-cell>
          <table:table-cell ns41:value-type="float" table:style-name="TL Data" office:value="14380" office:value-type="float">
            <text:p>14380</text:p>
          </table:table-cell>
          <table:table-cell ns41:value-type="float" table:style-name="TL Data" office:value="50868" office:value-type="float">
            <text:p>50868</text:p>
          </table:table-cell>
          <table:table-cell ns41:value-type="float" table:style-name="TL Data" office:value="9781" office:value-type="float">
            <text:p>9781</text:p>
          </table:table-cell>
          <table:table-cell ns41:value-type="float" table:style-name="TL Data" office:value="23649" office:value-type="float">
            <text:p>23649</text:p>
          </table:table-cell>
          <table:table-cell ns41:value-type="float" table:style-name="TL Data" office:value="3711" office:value-type="float">
            <text:p>3711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Landbouw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39317" office:value-type="float">
            <text:p>39317</text:p>
          </table:table-cell>
          <table:table-cell ns41:value-type="float" table:style-name="TL Data" office:value="6254" office:value-type="float">
            <text:p>6254</text:p>
          </table:table-cell>
          <table:table-cell ns41:value-type="float" table:style-name="TL Data" office:value="50307" office:value-type="float">
            <text:p>50307</text:p>
          </table:table-cell>
          <table:table-cell ns41:value-type="float" table:style-name="TL Data" office:value="10567" office:value-type="float">
            <text:p>10567</text:p>
          </table:table-cell>
          <table:table-cell ns41:value-type="float" table:style-name="TL Data" office:value="37140" office:value-type="float">
            <text:p>37140</text:p>
          </table:table-cell>
          <table:table-cell ns41:value-type="float" table:style-name="TL Data" office:value="14787" office:value-type="float">
            <text:p>14787</text:p>
          </table:table-cell>
          <table:table-cell ns41:value-type="float" table:style-name="TL Data" office:value="51347" office:value-type="float">
            <text:p>51347</text:p>
          </table:table-cell>
          <table:table-cell ns41:value-type="float" table:style-name="TL Data" office:value="25645" office:value-type="float">
            <text:p>25645</text:p>
          </table:table-cell>
          <table:table-cell ns41:value-type="float" table:style-name="TL Data" office:value="84326" office:value-type="float">
            <text:p>84326</text:p>
          </table:table-cell>
          <table:table-cell ns41:value-type="float" table:style-name="TL Data" office:value="34271" office:value-type="float">
            <text:p>34271</text:p>
          </table:table-cell>
          <table:table-cell ns41:value-type="float" table:style-name="TL Data" office:value="19913" office:value-type="float">
            <text:p>19913</text:p>
          </table:table-cell>
          <table:table-cell ns41:value-type="float" table:style-name="TL Data" office:value="5886" office:value-type="float">
            <text:p>5886</text:p>
          </table:table-cell>
          <table:table-cell ns41:value-type="float" table:style-name="TL Data" office:value="56351" office:value-type="float">
            <text:p>56351</text:p>
          </table:table-cell>
          <table:table-cell ns41:value-type="float" table:style-name="TL Data" office:value="5725" office:value-type="float">
            <text:p>5725</text:p>
          </table:table-cell>
          <table:table-cell ns41:value-type="float" table:style-name="TL Data" office:value="80513" office:value-type="float">
            <text:p>80513</text:p>
          </table:table-cell>
          <table:table-cell ns41:value-type="float" table:style-name="TL Data" office:value="10367" office:value-type="float">
            <text:p>10367</text:p>
          </table:table-cell>
          <table:table-cell ns41:value-type="float" table:style-name="TL Data" office:value="29872" office:value-type="float">
            <text:p>29872</text:p>
          </table:table-cell>
          <table:table-cell ns41:value-type="float" table:style-name="TL Data" office:value="6966" office:value-type="float">
            <text:p>6966</text:p>
          </table:table-cell>
          <table:table-cell ns41:value-type="float" table:style-name="TL Data" office:value="78671" office:value-type="float">
            <text:p>78671</text:p>
          </table:table-cell>
          <table:table-cell ns41:value-type="float" table:style-name="TL Data" office:value="29386" office:value-type="float">
            <text:p>29386</text:p>
          </table:table-cell>
          <table:table-cell ns41:value-type="float" table:style-name="TL Data" office:value="36698" office:value-type="float">
            <text:p>36698</text:p>
          </table:table-cell>
          <table:table-cell ns41:value-type="float" table:style-name="TL Data" office:value="18727" office:value-type="float">
            <text:p>18727</text:p>
          </table:table-cell>
          <table:table-cell ns41:value-type="float" table:style-name="TL Data" office:value="3848" office:value-type="float">
            <text:p>384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911" office:value-type="float">
            <text:p>4911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530" office:value-type="float">
            <text:p>353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413" office:value-type="float">
            <text:p>1413</text:p>
          </table:table-cell>
          <table:table-cell ns41:value-type="float" table:style-name="TL Data" office:value="149" office:value-type="float">
            <text:p>149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Visserij, jacht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82" office:value-type="float">
            <text:p>298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447" office:value-type="float">
            <text:p>4447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67" office:value-type="float">
            <text:p>186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Winkels</text:p>
          </table:table-cell>
          <table:table-cell ns41:value-type="string" table:style-name="TL RowHeader" office:value-type="string">
            <text:p>40</text:p>
          </table:table-cell>
          <table:table-cell/>
          <table:table-cell ns41:value-type="float" table:style-name="TL Data" office:value="5742" office:value-type="float">
            <text:p>5742</text:p>
          </table:table-cell>
          <table:table-cell ns41:value-type="float" table:style-name="TL Data" office:value="6384" office:value-type="float">
            <text:p>6384</text:p>
          </table:table-cell>
          <table:table-cell ns41:value-type="float" table:style-name="TL Data" office:value="6328" office:value-type="float">
            <text:p>6328</text:p>
          </table:table-cell>
          <table:table-cell ns41:value-type="float" table:style-name="TL Data" office:value="6169" office:value-type="float">
            <text:p>6169</text:p>
          </table:table-cell>
          <table:table-cell ns41:value-type="float" table:style-name="TL Data" office:value="2635" office:value-type="float">
            <text:p>2635</text:p>
          </table:table-cell>
          <table:table-cell ns41:value-type="float" table:style-name="TL Data" office:value="2768" office:value-type="float">
            <text:p>2768</text:p>
          </table:table-cell>
          <table:table-cell ns41:value-type="float" table:style-name="TL Data" office:value="7747" office:value-type="float">
            <text:p>7747</text:p>
          </table:table-cell>
          <table:table-cell ns41:value-type="float" table:style-name="TL Data" office:value="8056" office:value-type="float">
            <text:p>8056</text:p>
          </table:table-cell>
          <table:table-cell ns41:value-type="float" table:style-name="TL Data" office:value="11334" office:value-type="float">
            <text:p>11334</text:p>
          </table:table-cell>
          <table:table-cell ns41:value-type="float" table:style-name="TL Data" office:value="12711" office:value-type="float">
            <text:p>12711</text:p>
          </table:table-cell>
          <table:table-cell ns41:value-type="float" table:style-name="TL Data" office:value="7636" office:value-type="float">
            <text:p>7636</text:p>
          </table:table-cell>
          <table:table-cell ns41:value-type="float" table:style-name="TL Data" office:value="7900" office:value-type="float">
            <text:p>7900</text:p>
          </table:table-cell>
          <table:table-cell ns41:value-type="float" table:style-name="TL Data" office:value="27822" office:value-type="float">
            <text:p>27822</text:p>
          </table:table-cell>
          <table:table-cell ns41:value-type="float" table:style-name="TL Data" office:value="25566" office:value-type="float">
            <text:p>25566</text:p>
          </table:table-cell>
          <table:table-cell ns41:value-type="float" table:style-name="TL Data" office:value="31833" office:value-type="float">
            <text:p>31833</text:p>
          </table:table-cell>
          <table:table-cell ns41:value-type="float" table:style-name="TL Data" office:value="32256" office:value-type="float">
            <text:p>32256</text:p>
          </table:table-cell>
          <table:table-cell ns41:value-type="float" table:style-name="TL Data" office:value="2711" office:value-type="float">
            <text:p>2711</text:p>
          </table:table-cell>
          <table:table-cell ns41:value-type="float" table:style-name="TL Data" office:value="3908" office:value-type="float">
            <text:p>3908</text:p>
          </table:table-cell>
          <table:table-cell ns41:value-type="float" table:style-name="TL Data" office:value="10902" office:value-type="float">
            <text:p>10902</text:p>
          </table:table-cell>
          <table:table-cell ns41:value-type="float" table:style-name="TL Data" office:value="14343" office:value-type="float">
            <text:p>14343</text:p>
          </table:table-cell>
          <table:table-cell ns41:value-type="float" table:style-name="TL Data" office:value="6114" office:value-type="float">
            <text:p>6114</text:p>
          </table:table-cell>
          <table:table-cell ns41:value-type="float" table:style-name="TL Data" office:value="9778" office:value-type="float">
            <text:p>9778</text:p>
          </table:table-cell>
          <table:table-cell ns41:value-type="float" table:style-name="TL Data" office:value="13528" office:value-type="float">
            <text:p>13528</text:p>
          </table:table-cell>
          <table:table-cell ns41:value-type="float" table:style-name="TL Data" office:value="11691" office:value-type="float">
            <text:p>11691</text:p>
          </table:table-cell>
          <table:table-cell ns41:value-type="float" table:style-name="TL Data" office:value="8315" office:value-type="float">
            <text:p>8315</text:p>
          </table:table-cell>
          <table:table-cell ns41:value-type="float" table:style-name="TL Data" office:value="9313" office:value-type="float">
            <text:p>9313</text:p>
          </table:table-cell>
          <table:table-cell ns41:value-type="float" table:style-name="TL Data" office:value="9163" office:value-type="float">
            <text:p>9163</text:p>
          </table:table-cell>
          <table:table-cell ns41:value-type="float" table:style-name="TL Data" office:value="8391" office:value-type="float">
            <text:p>8391</text:p>
          </table:table-cell>
          <table:table-cell ns41:value-type="float" table:style-name="TL Data" office:value="3150" office:value-type="float">
            <text:p>3150</text:p>
          </table:table-cell>
          <table:table-cell ns41:value-type="float" table:style-name="TL Data" office:value="3221" office:value-type="float">
            <text:p>3221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Overige handel</text:p>
          </table:table-cell>
          <table:table-cell ns41:value-type="string" table:style-name="TL RowHeader" office:value-type="string">
            <text:p>41</text:p>
          </table:table-cell>
          <table:table-cell/>
          <table:table-cell ns41:value-type="float" table:style-name="TL Data" office:value="10496" office:value-type="float">
            <text:p>10496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0422" office:value-type="float">
            <text:p>10422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4297" office:value-type="float">
            <text:p>4297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0731" office:value-type="float">
            <text:p>10731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17485" office:value-type="float">
            <text:p>17485</text:p>
          </table:table-cell>
          <table:table-cell ns41:value-type="float" table:style-name="TL Data" office:value="1751" office:value-type="float">
            <text:p>1751</text:p>
          </table:table-cell>
          <table:table-cell ns41:value-type="float" table:style-name="TL Data" office:value="12126" office:value-type="float">
            <text:p>12126</text:p>
          </table:table-cell>
          <table:table-cell ns41:value-type="float" table:style-name="TL Data" office:value="1392" office:value-type="float">
            <text:p>1392</text:p>
          </table:table-cell>
          <table:table-cell ns41:value-type="float" table:style-name="TL Data" office:value="52817" office:value-type="float">
            <text:p>52817</text:p>
          </table:table-cell>
          <table:table-cell ns41:value-type="float" table:style-name="TL Data" office:value="8294" office:value-type="float">
            <text:p>8294</text:p>
          </table:table-cell>
          <table:table-cell ns41:value-type="float" table:style-name="TL Data" office:value="61299" office:value-type="float">
            <text:p>61299</text:p>
          </table:table-cell>
          <table:table-cell ns41:value-type="float" table:style-name="TL Data" office:value="8201" office:value-type="float">
            <text:p>8201</text:p>
          </table:table-cell>
          <table:table-cell ns41:value-type="float" table:style-name="TL Data" office:value="5473" office:value-type="float">
            <text:p>5473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8471" office:value-type="float">
            <text:p>18471</text:p>
          </table:table-cell>
          <table:table-cell ns41:value-type="float" table:style-name="TL Data" office:value="1814" office:value-type="float">
            <text:p>1814</text:p>
          </table:table-cell>
          <table:table-cell ns41:value-type="float" table:style-name="TL Data" office:value="9154" office:value-type="float">
            <text:p>9154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27716" office:value-type="float">
            <text:p>27716</text:p>
          </table:table-cell>
          <table:table-cell ns41:value-type="float" table:style-name="TL Data" office:value="5550" office:value-type="float">
            <text:p>5550</text:p>
          </table:table-cell>
          <table:table-cell ns41:value-type="float" table:style-name="TL Data" office:value="21849" office:value-type="float">
            <text:p>21849</text:p>
          </table:table-cell>
          <table:table-cell ns41:value-type="float" table:style-name="TL Data" office:value="3459" office:value-type="float">
            <text:p>3459</text:p>
          </table:table-cell>
          <table:table-cell ns41:value-type="float" table:style-name="TL Data" office:value="13995" office:value-type="float">
            <text:p>13995</text:p>
          </table:table-cell>
          <table:table-cell ns41:value-type="float" table:style-name="TL Data" office:value="2388" office:value-type="float">
            <text:p>2388</text:p>
          </table:table-cell>
          <table:table-cell ns41:value-type="float" table:style-name="TL Data" office:value="4209" office:value-type="float">
            <text:p>4209</text:p>
          </table:table-cell>
          <table:table-cell ns41:value-type="float" table:style-name="TL Data" office:value="597" office:value-type="float">
            <text:p>59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Verkeer</text:p>
          </table:table-cell>
          <table:table-cell ns41:value-type="string" table:style-name="TL RowHeader" office:value-type="string">
            <text:p>42</text:p>
          </table:table-cell>
          <table:table-cell/>
          <table:table-cell ns41:value-type="float" table:style-name="TL Data" office:value="11649" office:value-type="float">
            <text:p>11649</text:p>
          </table:table-cell>
          <table:table-cell ns41:value-type="float" table:style-name="TL Data" office:value="2493" office:value-type="float">
            <text:p>2493</text:p>
          </table:table-cell>
          <table:table-cell ns41:value-type="float" table:style-name="TL Data" office:value="9075" office:value-type="float">
            <text:p>9075</text:p>
          </table:table-cell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3804" office:value-type="float">
            <text:p>3804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11622" office:value-type="float">
            <text:p>11622</text:p>
          </table:table-cell>
          <table:table-cell ns41:value-type="float" table:style-name="TL Data" office:value="2795" office:value-type="float">
            <text:p>2795</text:p>
          </table:table-cell>
          <table:table-cell ns41:value-type="float" table:style-name="TL Data" office:value="19894" office:value-type="float">
            <text:p>19894</text:p>
          </table:table-cell>
          <table:table-cell ns41:value-type="float" table:style-name="TL Data" office:value="5609" office:value-type="float">
            <text:p>5609</text:p>
          </table:table-cell>
          <table:table-cell ns41:value-type="float" table:style-name="TL Data" office:value="15928" office:value-type="float">
            <text:p>15928</text:p>
          </table:table-cell>
          <table:table-cell ns41:value-type="float" table:style-name="TL Data" office:value="3971" office:value-type="float">
            <text:p>3971</text:p>
          </table:table-cell>
          <table:table-cell ns41:value-type="float" table:style-name="TL Data" office:value="59687" office:value-type="float">
            <text:p>59687</text:p>
          </table:table-cell>
          <table:table-cell ns41:value-type="float" table:style-name="TL Data" office:value="12265" office:value-type="float">
            <text:p>12265</text:p>
          </table:table-cell>
          <table:table-cell ns41:value-type="float" table:style-name="TL Data" office:value="80775" office:value-type="float">
            <text:p>80775</text:p>
          </table:table-cell>
          <table:table-cell ns41:value-type="float" table:style-name="TL Data" office:value="14360" office:value-type="float">
            <text:p>14360</text:p>
          </table:table-cell>
          <table:table-cell ns41:value-type="float" table:style-name="TL Data" office:value="6665" office:value-type="float">
            <text:p>6665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17792" office:value-type="float">
            <text:p>17792</text:p>
          </table:table-cell>
          <table:table-cell ns41:value-type="float" table:style-name="TL Data" office:value="5686" office:value-type="float">
            <text:p>5686</text:p>
          </table:table-cell>
          <table:table-cell ns41:value-type="float" table:style-name="TL Data" office:value="12770" office:value-type="float">
            <text:p>12770</text:p>
          </table:table-cell>
          <table:table-cell ns41:value-type="float" table:style-name="TL Data" office:value="3894" office:value-type="float">
            <text:p>3894</text:p>
          </table:table-cell>
          <table:table-cell ns41:value-type="float" table:style-name="TL Data" office:value="36621" office:value-type="float">
            <text:p>36621</text:p>
          </table:table-cell>
          <table:table-cell ns41:value-type="float" table:style-name="TL Data" office:value="7109" office:value-type="float">
            <text:p>7109</text:p>
          </table:table-cell>
          <table:table-cell ns41:value-type="float" table:style-name="TL Data" office:value="38105" office:value-type="float">
            <text:p>38105</text:p>
          </table:table-cell>
          <table:table-cell ns41:value-type="float" table:style-name="TL Data" office:value="4671" office:value-type="float">
            <text:p>4671</text:p>
          </table:table-cell>
          <table:table-cell ns41:value-type="float" table:style-name="TL Data" office:value="17281" office:value-type="float">
            <text:p>17281</text:p>
          </table:table-cell>
          <table:table-cell ns41:value-type="float" table:style-name="TL Data" office:value="5430" office:value-type="float">
            <text:p>5430</text:p>
          </table:table-cell>
          <table:table-cell ns41:value-type="float" table:style-name="TL Data" office:value="6875" office:value-type="float">
            <text:p>6875</text:p>
          </table:table-cell>
          <table:table-cell ns41:value-type="float" table:style-name="TL Data" office:value="1908" office:value-type="float">
            <text:p>190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Cred.-, bankwezen</text:p>
          </table:table-cell>
          <table:table-cell ns41:value-type="string" table:style-name="TL RowHeader" office:value-type="string">
            <text:p>50</text:p>
          </table:table-cell>
          <table:table-cell/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132" office:value-type="float">
            <text:p>1132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0301" office:value-type="float">
            <text:p>10301</text:p>
          </table:table-cell>
          <table:table-cell ns41:value-type="float" table:style-name="TL Data" office:value="2521" office:value-type="float">
            <text:p>2521</text:p>
          </table:table-cell>
          <table:table-cell ns41:value-type="float" table:style-name="TL Data" office:value="6180" office:value-type="float">
            <text:p>6180</text:p>
          </table:table-cell>
          <table:table-cell ns41:value-type="float" table:style-name="TL Data" office:value="2882" office:value-type="float">
            <text:p>2882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7184" office:value-type="float">
            <text:p>7184</text:p>
          </table:table-cell>
          <table:table-cell ns41:value-type="float" table:style-name="TL Data" office:value="1879" office:value-type="float">
            <text:p>1879</text:p>
          </table:table-cell>
          <table:table-cell ns41:value-type="float" table:style-name="TL Data" office:value="2117" office:value-type="float">
            <text:p>2117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2344" office:value-type="float">
            <text:p>2344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46" office:value-type="float">
            <text:p>14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Verz.wezen</text:p>
          </table:table-cell>
          <table:table-cell ns41:value-type="string" table:style-name="TL RowHeader" office:value-type="string">
            <text:p>51</text:p>
          </table:table-cell>
          <table:table-cell/>
          <table:table-cell ns41:value-type="float" table:style-name="TL Data" office:value="1106" office:value-type="float">
            <text:p>1106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1967" office:value-type="float">
            <text:p>1967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7761" office:value-type="float">
            <text:p>7761</text:p>
          </table:table-cell>
          <table:table-cell ns41:value-type="float" table:style-name="TL Data" office:value="2779" office:value-type="float">
            <text:p>2779</text:p>
          </table:table-cell>
          <table:table-cell ns41:value-type="float" table:style-name="TL Data" office:value="8015" office:value-type="float">
            <text:p>8015</text:p>
          </table:table-cell>
          <table:table-cell ns41:value-type="float" table:style-name="TL Data" office:value="3443" office:value-type="float">
            <text:p>3443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531" office:value-type="float">
            <text:p>2531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734" office:value-type="float">
            <text:p>4734</text:p>
          </table:table-cell>
          <table:table-cell ns41:value-type="float" table:style-name="TL Data" office:value="2058" office:value-type="float">
            <text:p>2058</text:p>
          </table:table-cell>
          <table:table-cell ns41:value-type="float" table:style-name="TL Data" office:value="2706" office:value-type="float">
            <text:p>2706</text:p>
          </table:table-cell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2617" office:value-type="float">
            <text:p>2617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480" office:value-type="float">
            <text:p>48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Overh.dienst, vrije beroepen</text:p>
          </table:table-cell>
          <table:table-cell ns41:value-type="string" table:style-name="TL RowHeader" office:value-type="string">
            <text:p>60</text:p>
          </table:table-cell>
          <table:table-cell/>
          <table:table-cell ns41:value-type="float" table:style-name="TL Data" office:value="8965" office:value-type="float">
            <text:p>8965</text:p>
          </table:table-cell>
          <table:table-cell ns41:value-type="float" table:style-name="TL Data" office:value="4307" office:value-type="float">
            <text:p>4307</text:p>
          </table:table-cell>
          <table:table-cell ns41:value-type="float" table:style-name="TL Data" office:value="7267" office:value-type="float">
            <text:p>7267</text:p>
          </table:table-cell>
          <table:table-cell ns41:value-type="float" table:style-name="TL Data" office:value="3306" office:value-type="float">
            <text:p>3306</text:p>
          </table:table-cell>
          <table:table-cell ns41:value-type="float" table:style-name="TL Data" office:value="4902" office:value-type="float">
            <text:p>4902</text:p>
          </table:table-cell>
          <table:table-cell ns41:value-type="float" table:style-name="TL Data" office:value="2169" office:value-type="float">
            <text:p>2169</text:p>
          </table:table-cell>
          <table:table-cell ns41:value-type="float" table:style-name="TL Data" office:value="11601" office:value-type="float">
            <text:p>11601</text:p>
          </table:table-cell>
          <table:table-cell ns41:value-type="float" table:style-name="TL Data" office:value="5080" office:value-type="float">
            <text:p>5080</text:p>
          </table:table-cell>
          <table:table-cell ns41:value-type="float" table:style-name="TL Data" office:value="22909" office:value-type="float">
            <text:p>22909</text:p>
          </table:table-cell>
          <table:table-cell ns41:value-type="float" table:style-name="TL Data" office:value="11366" office:value-type="float">
            <text:p>11366</text:p>
          </table:table-cell>
          <table:table-cell ns41:value-type="float" table:style-name="TL Data" office:value="14718" office:value-type="float">
            <text:p>14718</text:p>
          </table:table-cell>
          <table:table-cell ns41:value-type="float" table:style-name="TL Data" office:value="8552" office:value-type="float">
            <text:p>8552</text:p>
          </table:table-cell>
          <table:table-cell ns41:value-type="float" table:style-name="TL Data" office:value="53735" office:value-type="float">
            <text:p>53735</text:p>
          </table:table-cell>
          <table:table-cell ns41:value-type="float" table:style-name="TL Data" office:value="28063" office:value-type="float">
            <text:p>28063</text:p>
          </table:table-cell>
          <table:table-cell ns41:value-type="float" table:style-name="TL Data" office:value="76045" office:value-type="float">
            <text:p>76045</text:p>
          </table:table-cell>
          <table:table-cell ns41:value-type="float" table:style-name="TL Data" office:value="37283" office:value-type="float">
            <text:p>37283</text:p>
          </table:table-cell>
          <table:table-cell ns41:value-type="float" table:style-name="TL Data" office:value="6008" office:value-type="float">
            <text:p>6008</text:p>
          </table:table-cell>
          <table:table-cell ns41:value-type="float" table:style-name="TL Data" office:value="2062" office:value-type="float">
            <text:p>2062</text:p>
          </table:table-cell>
          <table:table-cell ns41:value-type="float" table:style-name="TL Data" office:value="23049" office:value-type="float">
            <text:p>23049</text:p>
          </table:table-cell>
          <table:table-cell ns41:value-type="float" table:style-name="TL Data" office:value="10983" office:value-type="float">
            <text:p>10983</text:p>
          </table:table-cell>
          <table:table-cell ns41:value-type="float" table:style-name="TL Data" office:value="13219" office:value-type="float">
            <text:p>13219</text:p>
          </table:table-cell>
          <table:table-cell ns41:value-type="float" table:style-name="TL Data" office:value="6102" office:value-type="float">
            <text:p>6102</text:p>
          </table:table-cell>
          <table:table-cell ns41:value-type="float" table:style-name="TL Data" office:value="27765" office:value-type="float">
            <text:p>27765</text:p>
          </table:table-cell>
          <table:table-cell ns41:value-type="float" table:style-name="TL Data" office:value="15034" office:value-type="float">
            <text:p>15034</text:p>
          </table:table-cell>
          <table:table-cell ns41:value-type="float" table:style-name="TL Data" office:value="18736" office:value-type="float">
            <text:p>18736</text:p>
          </table:table-cell>
          <table:table-cell ns41:value-type="float" table:style-name="TL Data" office:value="8212" office:value-type="float">
            <text:p>8212</text:p>
          </table:table-cell>
          <table:table-cell ns41:value-type="float" table:style-name="TL Data" office:value="33617" office:value-type="float">
            <text:p>33617</text:p>
          </table:table-cell>
          <table:table-cell ns41:value-type="float" table:style-name="TL Data" office:value="16776" office:value-type="float">
            <text:p>16776</text:p>
          </table:table-cell>
          <table:table-cell ns41:value-type="float" table:style-name="TL Data" office:value="5812" office:value-type="float">
            <text:p>5812</text:p>
          </table:table-cell>
          <table:table-cell ns41:value-type="float" table:style-name="TL Data" office:value="3876" office:value-type="float">
            <text:p>387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Onderwijs</text:p>
          </table:table-cell>
          <table:table-cell ns41:value-type="string" table:style-name="TL RowHeader" office:value-type="string">
            <text:p>61</text:p>
          </table:table-cell>
          <table:table-cell/>
          <table:table-cell ns41:value-type="float" table:style-name="TL Data" office:value="2089" office:value-type="float">
            <text:p>2089</text:p>
          </table:table-cell>
          <table:table-cell ns41:value-type="float" table:style-name="TL Data" office:value="1696" office:value-type="float">
            <text:p>1696</text:p>
          </table:table-cell>
          <table:table-cell ns41:value-type="float" table:style-name="TL Data" office:value="2040" office:value-type="float">
            <text:p>2040</text:p>
          </table:table-cell>
          <table:table-cell ns41:value-type="float" table:style-name="TL Data" office:value="1575" office:value-type="float">
            <text:p>1575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2662" office:value-type="float">
            <text:p>2662</text:p>
          </table:table-cell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4539" office:value-type="float">
            <text:p>4539</text:p>
          </table:table-cell>
          <table:table-cell ns41:value-type="float" table:style-name="TL Data" office:value="4264" office:value-type="float">
            <text:p>4264</text:p>
          </table:table-cell>
          <table:table-cell ns41:value-type="float" table:style-name="TL Data" office:value="3064" office:value-type="float">
            <text:p>3064</text:p>
          </table:table-cell>
          <table:table-cell ns41:value-type="float" table:style-name="TL Data" office:value="2842" office:value-type="float">
            <text:p>2842</text:p>
          </table:table-cell>
          <table:table-cell ns41:value-type="float" table:style-name="TL Data" office:value="8188" office:value-type="float">
            <text:p>8188</text:p>
          </table:table-cell>
          <table:table-cell ns41:value-type="float" table:style-name="TL Data" office:value="8514" office:value-type="float">
            <text:p>8514</text:p>
          </table:table-cell>
          <table:table-cell ns41:value-type="float" table:style-name="TL Data" office:value="10845" office:value-type="float">
            <text:p>10845</text:p>
          </table:table-cell>
          <table:table-cell ns41:value-type="float" table:style-name="TL Data" office:value="10832" office:value-type="float">
            <text:p>10832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5820" office:value-type="float">
            <text:p>5820</text:p>
          </table:table-cell>
          <table:table-cell ns41:value-type="float" table:style-name="TL Data" office:value="6399" office:value-type="float">
            <text:p>6399</text:p>
          </table:table-cell>
          <table:table-cell ns41:value-type="float" table:style-name="TL Data" office:value="3677" office:value-type="float">
            <text:p>3677</text:p>
          </table:table-cell>
          <table:table-cell ns41:value-type="float" table:style-name="TL Data" office:value="3930" office:value-type="float">
            <text:p>3930</text:p>
          </table:table-cell>
          <table:table-cell ns41:value-type="float" table:style-name="TL Data" office:value="3740" office:value-type="float">
            <text:p>3740</text:p>
          </table:table-cell>
          <table:table-cell ns41:value-type="float" table:style-name="TL Data" office:value="3937" office:value-type="float">
            <text:p>3937</text:p>
          </table:table-cell>
          <table:table-cell ns41:value-type="float" table:style-name="TL Data" office:value="2479" office:value-type="float">
            <text:p>2479</text:p>
          </table:table-cell>
          <table:table-cell ns41:value-type="float" table:style-name="TL Data" office:value="2677" office:value-type="float">
            <text:p>2677</text:p>
          </table:table-cell>
          <table:table-cell ns41:value-type="float" table:style-name="TL Data" office:value="2916" office:value-type="float">
            <text:p>2916</text:p>
          </table:table-cell>
          <table:table-cell ns41:value-type="float" table:style-name="TL Data" office:value="3231" office:value-type="float">
            <text:p>3231</text:p>
          </table:table-cell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157" office:value-type="float">
            <text:p>115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Eredienst</text:p>
          </table:table-cell>
          <table:table-cell ns41:value-type="string" table:style-name="TL RowHeader" office:value-type="string">
            <text:p>62</text:p>
          </table:table-cell>
          <table:table-cell/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748" office:value-type="float">
            <text:p>1748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243" office:value-type="float">
            <text:p>2243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95" office:value-type="float">
            <text:p>179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Huisel. diensten</text:p>
          </table:table-cell>
          <table:table-cell ns41:value-type="string" table:style-name="TL RowHeader" office:value-type="string">
            <text:p>70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609" office:value-type="float">
            <text:p>1060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120" office:value-type="float">
            <text:p>1112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485" office:value-type="float">
            <text:p>4485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1452" office:value-type="float">
            <text:p>11452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21212" office:value-type="float">
            <text:p>21212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1600" office:value-type="float">
            <text:p>11600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31228" office:value-type="float">
            <text:p>31228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41582" office:value-type="float">
            <text:p>4158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849" office:value-type="float">
            <text:p>4849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9086" office:value-type="float">
            <text:p>19086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0662" office:value-type="float">
            <text:p>1066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0559" office:value-type="float">
            <text:p>1055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7992" office:value-type="float">
            <text:p>7992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9700" office:value-type="float">
            <text:p>970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22" office:value-type="float">
            <text:p>3222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Beroep onbekend</text:p>
          </table:table-cell>
          <table:table-cell ns41:value-type="string" table:style-name="TL RowHeader" office:value-type="string">
            <text:p>85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RKENDEN</text:p>
          </table:table-cell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ns41:value-type="float" table:style-name="TL Data" office:value="128138" office:value-type="float">
            <text:p>128138</text:p>
          </table:table-cell>
          <table:table-cell ns41:value-type="float" table:style-name="TL Data" office:value="40386" office:value-type="float">
            <text:p>40386</text:p>
          </table:table-cell>
          <table:table-cell ns41:value-type="float" table:style-name="TL Data" office:value="128580" office:value-type="float">
            <text:p>128580</text:p>
          </table:table-cell>
          <table:table-cell ns41:value-type="float" table:style-name="TL Data" office:value="38969" office:value-type="float">
            <text:p>38969</text:p>
          </table:table-cell>
          <table:table-cell ns41:value-type="float" table:style-name="TL Data" office:value="80211" office:value-type="float">
            <text:p>80211</text:p>
          </table:table-cell>
          <table:table-cell ns41:value-type="float" table:style-name="TL Data" office:value="29691" office:value-type="float">
            <text:p>29691</text:p>
          </table:table-cell>
          <table:table-cell ns41:value-type="float" table:style-name="TL Data" office:value="186867" office:value-type="float">
            <text:p>186867</text:p>
          </table:table-cell>
          <table:table-cell ns41:value-type="float" table:style-name="TL Data" office:value="76499" office:value-type="float">
            <text:p>76499</text:p>
          </table:table-cell>
          <table:table-cell ns41:value-type="float" table:style-name="TL Data" office:value="290407" office:value-type="float">
            <text:p>290407</text:p>
          </table:table-cell>
          <table:table-cell ns41:value-type="float" table:style-name="TL Data" office:value="108761" office:value-type="float">
            <text:p>108761</text:p>
          </table:table-cell>
          <table:table-cell ns41:value-type="float" table:style-name="TL Data" office:value="142386" office:value-type="float">
            <text:p>142386</text:p>
          </table:table-cell>
          <table:table-cell ns41:value-type="float" table:style-name="TL Data" office:value="52346" office:value-type="float">
            <text:p>52346</text:p>
          </table:table-cell>
          <table:table-cell ns41:value-type="float" table:style-name="TL Data" office:value="494202" office:value-type="float">
            <text:p>494202</text:p>
          </table:table-cell>
          <table:table-cell ns41:value-type="float" table:style-name="TL Data" office:value="169406" office:value-type="float">
            <text:p>169406</text:p>
          </table:table-cell>
          <table:table-cell ns41:value-type="float" table:style-name="TL Data" office:value="635459" office:value-type="float">
            <text:p>635459</text:p>
          </table:table-cell>
          <table:table-cell ns41:value-type="float" table:style-name="TL Data" office:value="202422" office:value-type="float">
            <text:p>202422</text:p>
          </table:table-cell>
          <table:table-cell ns41:value-type="float" table:style-name="TL Data" office:value="79141" office:value-type="float">
            <text:p>79141</text:p>
          </table:table-cell>
          <table:table-cell ns41:value-type="float" table:style-name="TL Data" office:value="23008" office:value-type="float">
            <text:p>23008</text:p>
          </table:table-cell>
          <table:table-cell ns41:value-type="float" table:style-name="TL Data" office:value="317680" office:value-type="float">
            <text:p>317680</text:p>
          </table:table-cell>
          <table:table-cell ns41:value-type="float" table:style-name="TL Data" office:value="116156" office:value-type="float">
            <text:p>116156</text:p>
          </table:table-cell>
          <table:table-cell ns41:value-type="float" table:style-name="TL Data" office:value="187260" office:value-type="float">
            <text:p>187260</text:p>
          </table:table-cell>
          <table:table-cell ns41:value-type="float" table:style-name="TL Data" office:value="65877" office:value-type="float">
            <text:p>65877</text:p>
          </table:table-cell>
          <table:table-cell ns41:value-type="float" table:style-name="TL Data" office:value="227836" office:value-type="float">
            <text:p>227836</text:p>
          </table:table-cell>
          <table:table-cell ns41:value-type="float" table:style-name="TL Data" office:value="86373" office:value-type="float">
            <text:p>86373</text:p>
          </table:table-cell>
          <table:table-cell ns41:value-type="float" table:style-name="TL Data" office:value="184308" office:value-type="float">
            <text:p>184308</text:p>
          </table:table-cell>
          <table:table-cell ns41:value-type="float" table:style-name="TL Data" office:value="53056" office:value-type="float">
            <text:p>53056</text:p>
          </table:table-cell>
          <table:table-cell ns41:value-type="float" table:style-name="TL Data" office:value="139106" office:value-type="float">
            <text:p>139106</text:p>
          </table:table-cell>
          <table:table-cell ns41:value-type="float" table:style-name="TL Data" office:value="58750" office:value-type="float">
            <text:p>58750</text:p>
          </table:table-cell>
          <table:table-cell ns41:value-type="float" table:style-name="TL Data" office:value="48017" office:value-type="float">
            <text:p>48017</text:p>
          </table:table-cell>
          <table:table-cell ns41:value-type="float" table:style-name="TL Data" office:value="18525" office:value-type="float">
            <text:p>18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Aardewerk, glas, enz.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Diamantnijverheid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Graf. nijverheid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Bouwnijverheid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97" office:value-type="float">
            <text:p>189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22" office:value-type="float">
            <text:p>34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98" office:value-type="float">
            <text:p>42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87" office:value-type="float">
            <text:p>21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10" office:value-type="float">
            <text:p>18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59" office:value-type="float">
            <text:p>14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60" office:value-type="float">
            <text:p>11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Chem. nijverheid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Hout, kurk, stro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72" office:value-type="float">
            <text:p>10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Kleding, reiniging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Kunstnijverheid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Leder, wasdoek, rubber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Mijnbouw, enz.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10" office:value-type="float">
            <text:p>18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Metaalnijverheid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1214" office:value-type="float">
            <text:p>12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75" office:value-type="float">
            <text:p>337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11" office:value-type="float">
            <text:p>23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194" office:value-type="float">
            <text:p>819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096" office:value-type="float">
            <text:p>110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38" office:value-type="float">
            <text:p>41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37" office:value-type="float">
            <text:p>21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27" office:value-type="float">
            <text:p>46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80" office:value-type="float">
            <text:p>40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38" office:value-type="float">
            <text:p>25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Papiernijverheid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Textielnijverheid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Gas, electr., waterl.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Voed.-, genotmiddelen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83" office:value-type="float">
            <text:p>228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63" office:value-type="float">
            <text:p>276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61" office:value-type="float">
            <text:p>146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Totaal nijverheid</text:p>
          </table:table-cell>
          <table:table-cell ns41:value-type="string" table:style-name="TL RowHeader" office:value-type="string">
            <text:p>01 t/m 17</text:p>
          </table:table-cell>
          <table:table-cell/>
          <table:table-cell ns41:value-type="float" table:style-name="TL Data" office:value="3027" office:value-type="float">
            <text:p>302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686" office:value-type="float">
            <text:p>268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742" office:value-type="float">
            <text:p>574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515" office:value-type="float">
            <text:p>851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098" office:value-type="float">
            <text:p>509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6970" office:value-type="float">
            <text:p>16970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21832" office:value-type="float">
            <text:p>21832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1710" office:value-type="float">
            <text:p>17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830" office:value-type="float">
            <text:p>1083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728" office:value-type="float">
            <text:p>672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9311" office:value-type="float">
            <text:p>9311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7452" office:value-type="float">
            <text:p>745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308" office:value-type="float">
            <text:p>530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973" office:value-type="float">
            <text:p>1973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Landbouw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1920" office:value-type="float">
            <text:p>19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40" office:value-type="float">
            <text:p>22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24" office:value-type="float">
            <text:p>212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42" office:value-type="float">
            <text:p>17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36" office:value-type="float">
            <text:p>29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06" office:value-type="float">
            <text:p>260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989" office:value-type="float">
            <text:p>398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06" office:value-type="float">
            <text:p>130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73" office:value-type="float">
            <text:p>307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Visserij, jacht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Winkels</text:p>
          </table:table-cell>
          <table:table-cell ns41:value-type="string" table:style-name="TL RowHeader" office:value-type="string">
            <text:p>40</text:p>
          </table:table-cell>
          <table:table-cell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Overige handel</text:p>
          </table:table-cell>
          <table:table-cell ns41:value-type="string" table:style-name="TL RowHeader" office:value-type="string">
            <text:p>41</text:p>
          </table:table-cell>
          <table:table-cell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19" office:value-type="float">
            <text:p>201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92" office:value-type="float">
            <text:p>209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Verkeer</text:p>
          </table:table-cell>
          <table:table-cell ns41:value-type="string" table:style-name="TL RowHeader" office:value-type="string">
            <text:p>42</text:p>
          </table:table-cell>
          <table:table-cell/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83" office:value-type="float">
            <text:p>168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323" office:value-type="float">
            <text:p>532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7753" office:value-type="float">
            <text:p>775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40" office:value-type="float">
            <text:p>194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14" office:value-type="float">
            <text:p>1014</text:p>
          </table:table-cell>
          <table:table-cell ns41:value-type="date" table:style-name="TL Data" office:date-value="1900-01-13" office:value-type="date">
            <text:p>Jan-00</text:p>
          </table:table-cell>
          <table:table-cell ns41:value-type="float" table:style-name="TL Data" office:value="3396" office:value-type="float">
            <text:p>339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345" office:value-type="float">
            <text:p>334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Cred.-, bankwezen</text:p>
          </table:table-cell>
          <table:table-cell ns41:value-type="string" table:style-name="TL RowHeader" office:value-type="string">
            <text:p>50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Verz.wezen</text:p>
          </table:table-cell>
          <table:table-cell ns41:value-type="string" table:style-name="TL RowHeader" office:value-type="string">
            <text:p>51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Overh.dienst, vrije beroepen</text:p>
          </table:table-cell>
          <table:table-cell ns41:value-type="string" table:style-name="TL RowHeader" office:value-type="string">
            <text:p>60</text:p>
          </table:table-cell>
          <table:table-cell/>
          <table:table-cell ns41:value-type="float" table:style-name="TL Data" office:value="1306" office:value-type="float">
            <text:p>1306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692" office:value-type="float">
            <text:p>169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276" office:value-type="float">
            <text:p>3276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570" office:value-type="float">
            <text:p>2570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8346" office:value-type="float">
            <text:p>8346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10878" office:value-type="float">
            <text:p>10878</text:p>
          </table:table-cell>
          <table:table-cell ns41:value-type="float" table:style-name="TL Data" office:value="1759" office:value-type="float">
            <text:p>1759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581" office:value-type="float">
            <text:p>3581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918" office:value-type="float">
            <text:p>1918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783" office:value-type="float">
            <text:p>4783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3172" office:value-type="float">
            <text:p>3172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370" office:value-type="float">
            <text:p>4370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204" office:value-type="float">
            <text:p>20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Onderwijs</text:p>
          </table:table-cell>
          <table:table-cell ns41:value-type="string" table:style-name="TL RowHeader" office:value-type="string">
            <text:p>61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Eredienst</text:p>
          </table:table-cell>
          <table:table-cell ns41:value-type="string" table:style-name="TL RowHeader" office:value-type="string">
            <text:p>62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Huisel. diensten</text:p>
          </table:table-cell>
          <table:table-cell ns41:value-type="string" table:style-name="TL RowHeader" office:value-type="string">
            <text:p>70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70" office:value-type="float">
            <text:p>13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4" office:value-type="float">
            <text:p>134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Beroep onbekend</text:p>
          </table:table-cell>
          <table:table-cell ns41:value-type="string" table:style-name="TL RowHeader" office:value-type="string">
            <text:p>85</text:p>
          </table:table-cell>
          <table:table-cell/>
          <table:table-cell ns41:value-type="float" table:style-name="TL Data" office:value="2264" office:value-type="float">
            <text:p>226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531" office:value-type="float">
            <text:p>153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461" office:value-type="float">
            <text:p>246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478" office:value-type="float">
            <text:p>5478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4255" office:value-type="float">
            <text:p>425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0393" office:value-type="float">
            <text:p>10393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13545" office:value-type="float">
            <text:p>13545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569" office:value-type="float">
            <text:p>5569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044" office:value-type="float">
            <text:p>304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695" office:value-type="float">
            <text:p>4695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3465" office:value-type="float">
            <text:p>3465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684" office:value-type="float">
            <text:p>468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531" office:value-type="float">
            <text:p>1531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TIJDELIJK NIET WERKENDEN</text:p>
          </table:table-cell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ns41:value-type="float" table:style-name="TL Data" office:value="10325" office:value-type="float">
            <text:p>10325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9690" office:value-type="float">
            <text:p>9690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6639" office:value-type="float">
            <text:p>6639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3568" office:value-type="float">
            <text:p>13568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23145" office:value-type="float">
            <text:p>23145</text:p>
          </table:table-cell>
          <table:table-cell ns41:value-type="float" table:style-name="TL Data" office:value="1669" office:value-type="float">
            <text:p>1669</text:p>
          </table:table-cell>
          <table:table-cell ns41:value-type="float" table:style-name="TL Data" office:value="15136" office:value-type="float">
            <text:p>15136</text:p>
          </table:table-cell>
          <table:table-cell ns41:value-type="float" table:style-name="TL Data" office:value="1406" office:value-type="float">
            <text:p>1406</text:p>
          </table:table-cell>
          <table:table-cell ns41:value-type="float" table:style-name="TL Data" office:value="47523" office:value-type="float">
            <text:p>47523</text:p>
          </table:table-cell>
          <table:table-cell ns41:value-type="float" table:style-name="TL Data" office:value="4884" office:value-type="float">
            <text:p>4884</text:p>
          </table:table-cell>
          <table:table-cell ns41:value-type="float" table:style-name="TL Data" office:value="62368" office:value-type="float">
            <text:p>62368</text:p>
          </table:table-cell>
          <table:table-cell ns41:value-type="float" table:style-name="TL Data" office:value="5496" office:value-type="float">
            <text:p>5496</text:p>
          </table:table-cell>
          <table:table-cell ns41:value-type="float" table:style-name="TL Data" office:value="5596" office:value-type="float">
            <text:p>5596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6442" office:value-type="float">
            <text:p>26442</text:p>
          </table:table-cell>
          <table:table-cell ns41:value-type="float" table:style-name="TL Data" office:value="1242" office:value-type="float">
            <text:p>1242</text:p>
          </table:table-cell>
          <table:table-cell ns41:value-type="float" table:style-name="TL Data" office:value="14539" office:value-type="float">
            <text:p>14539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24428" office:value-type="float">
            <text:p>24428</text:p>
          </table:table-cell>
          <table:table-cell ns41:value-type="float" table:style-name="TL Data" office:value="2917" office:value-type="float">
            <text:p>2917</text:p>
          </table:table-cell>
          <table:table-cell ns41:value-type="float" table:style-name="TL Data" office:value="19168" office:value-type="float">
            <text:p>19168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TL Data" office:value="18111" office:value-type="float">
            <text:p>18111</text:p>
          </table:table-cell>
          <table:table-cell ns41:value-type="float" table:style-name="TL Data" office:value="2161" office:value-type="float">
            <text:p>2161</text:p>
          </table:table-cell>
          <table:table-cell ns41:value-type="float" table:style-name="TL Data" office:value="5678" office:value-type="float">
            <text:p>5678</text:p>
          </table:table-cell>
          <table:table-cell ns41:value-type="float" table:style-name="TL Data" office:value="557" office:value-type="float">
            <text:p>557</text:p>
          </table:table-cell>
          <table:table-cell table:number-columns-repeated="990"/>
        </table:table-row>
        <table:table-row table:style-name="ro2" table:number-rows-repeated="57">
          <table:table-cell table:number-columns-repeated="20"/>
          <table:table-cell table:style-name="ce32" table:number-columns-repeated="2"/>
          <table:table-cell table:number-columns-repeated="1002"/>
        </table:table-row>
        <table:table-row table:style-name="ro2" table:number-rows-repeated="4">
          <table:table-cell table:number-columns-repeated="4"/>
          <table:table-cell table:style-name="ce32" table:number-columns-repeated="18"/>
          <table:table-cell table:number-columns-repeated="1002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4" style:page-layout-name="Mpm3" style:display-name="PageStyle_Tabel 1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9T16:33:15.623000000</meta:creation-date>
    <dc:creator>Helpdesk</dc:creator>
    <dc:date>2004-12-16T14:42:01</dc:date>
    <meta:document-statistic meta:object-count="0" meta:cell-count="1959" meta:table-count="1"/>
    <meta:generator>ODFPY/1.3.0dev</meta:generator>
  </office:meta>
</office:document-meta>
</file>